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akConcurrentMap.defaultValue( K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Map.expungeStaleEntr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akConcurrentMap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thInlinedExpunction.remove( K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akConcurrentMap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InlinedExpunction.containsKey( K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Map.WeakConcurrentMap( boolean cleanerThre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r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Map.approximat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Map.put( K key , V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akKey.equals(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thInlinedExpunction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thInlinedExpunction.WithInlinedExp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Iterator.find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tentKey.LatentKey( 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ak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Map.get( K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tryIterator.EntryIterator( Iterator &lt; Map . Entry &lt; WeakKey &lt; K &gt; , V &gt; &gt;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akConcurrentMap.containsKey( K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Entry.SimpleEntry( K key , Map . Entry &lt; WeakKey &lt; K &gt; , V &gt;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ent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ntKey.equals(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Entry.setValue( V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InlinedExpunction.get( K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akConcurrentMap.getCleaner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Concurrent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InlinedExpunction.approximat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akKey.WeakKey( T key , ReferenceQueue &lt; ? super T &gt;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akConcurrentMap.remove( K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thInlinedExpunction.put( K key ,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